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2pt" style:font-size-asian="22pt" style:font-size-complex="22pt"/>
    </style:style>
    <style:style style:name="T1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el</text:p>
      <text:p text:style-name="Standard">sur le menu</text:p>
      <text:p text:style-name="Standard">cliquer sur <text:span text:style-name="T1">ajouter</text:span></text:p>
      <text:p text:style-name="Standard">puis sur</text:p>
      <text:p text:style-name="Standard"><text:tab/>ajouter un hôte</text:p>
      <text:p text:style-name="Standard"><text:tab/>ajouter un voyageur</text:p>
      <text:p text:style-name="Standard"><text:tab/>ajouter un appartement </text:p>
      <text:p text:style-name="Standard"><text:tab/>ajouter une maison</text:p>
      <text:p text:style-name="Standard"><text:tab/>ajouter un séjour.</text:p>
      <text:p text:style-name="Standard">Remplir les champs et selectionner les éléments dans les champs de liste déroulante</text:p>
      <text:p text:style-name="Standard">valider</text:p>
      <text:p text:style-name="Standard"/>
      <text:p text:style-name="Standard">sur le menu </text:p>
      <text:p text:style-name="Standard">cliquer sur <text:span text:style-name="T1">afficher</text:span></text:p>
      <text:p text:style-name="Standard">puis sur </text:p>
      <text:p text:style-name="Standard"><text:tab/>afficher un hôte</text:p>
      <text:p text:style-name="Standard"><text:tab/>afficher un voyageur</text:p>
      <text:p text:style-name="Standard"><text:tab/>afficher un logement</text:p>
      <text:p text:style-name="Standard">tout élément affiché hôte, voyageur, ou logement peut être supprimé</text:p>
      <text:p text:style-name="Standard"/>
      <text:p text:style-name="Standard"/>
      <text:p text:style-name="Standard">afficher une réservation </text:p>
      <text:p text:style-name="Standard">lors de l'ajout d'un séjour</text:p>
      <text:p text:style-name="Standard">il est proposé de confirmer la réservation, confirmée ou non elle est gardée en mémoire pour une confirmation ultérieure ou une annulation de confirmation</text:p>
      <text:p text:style-name="Standard">en affichage </text:p>
      <text:p text:style-name="Standard">la réservation non confirmée est supprimable en cochant la case supprimer</text:p>
      <text:p text:style-name="Standard">fermer l'application</text:p>
      <text:p text:style-name="Standard">cliquer fermer sur le menu, </text:p>
      <text:p text:style-name="Standard">aucune donnée ne sera conservée à par le fichier des réservations dans le dossier du proj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11S</meta:editing-duration>
    <meta:editing-cycles>4</meta:editing-cycles>
    <meta:generator>OpenOffice/4.1.6$Win32 OpenOffice.org_project/416m1$Build-9790</meta:generator>
    <dc:date>2020-05-24T18:20:45.93</dc:date>
    <dc:creator>Alain RODDE</dc:creator>
    <meta:document-statistic meta:table-count="0" meta:image-count="0" meta:object-count="0" meta:page-count="1" meta:paragraph-count="26" meta:word-count="133" meta:character-count="830"/>
    <meta:user-defined meta:name="Info 1"/>
    <meta:user-defined meta:name="Info 2"/>
    <meta:user-defined meta:name="Info 3"/>
    <meta:user-defined meta:name="Info 4"/>
  </office:meta>
</office:document-meta>
</file>